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1.4484in"/>
    </style:style>
    <style:style style:name="co4" style:family="table-column">
      <style:table-column-properties fo:break-before="auto" style:column-width="1.3945in"/>
    </style:style>
    <style:style style:name="co5" style:family="table-column">
      <style:table-column-properties fo:break-before="auto" style:column-width="2.2299in"/>
    </style:style>
    <style:style style:name="co6" style:family="table-column">
      <style:table-column-properties fo:break-before="auto" style:column-width="1.878in"/>
    </style:style>
    <style:style style:name="co7" style:family="table-column">
      <style:table-column-properties fo:break-before="auto" style:column-width="1.7016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382in" svg:x="5.2181in" svg:y="3.0276in">
            <draw:object draw:notify-on-update-of-ranges="Sheet1.A4:Sheet1.A4 Sheet1.C5:Sheet1.C15 Sheet1.B4:Sheet1.B4 Sheet1.B5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distance [m]</text:p>
          </table:table-cell>
          <table:table-cell table:style-name="ce1" office:value-type="string" calcext:value-type="string">
            <text:p>Average RSSI [dbm]</text:p>
          </table:table-cell>
          <table:table-cell table:style-name="ce1" office:value-type="string" calcext:value-type="string">
            <text:p>log(distance)</text:p>
          </table:table-cell>
          <table:table-cell table:style-name="ce1" office:value-type="string" calcext:value-type="string">
            <text:p>estimated average RSSI [dbm]</text:p>
          </table:table-cell>
          <table:table-cell table:style-name="ce1" office:value-type="string" calcext:value-type="string">
            <text:p>average RSSI error [dbm]</text:p>
          </table:table-cell>
          <table:table-cell table:style-name="ce2" office:value-type="string" calcext:value-type="string">
            <text:p>estimated distance [m]</text:p>
          </table:table-cell>
          <table:table-cell table:style-name="ce1" office:value-type="string" calcext:value-type="string">
            <text:p>distance error [m]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10cm.F1]" office:value-type="float" office:value="0" calcext:value-type="float">
            <text:p>0</text:p>
          </table:table-cell>
          <table:table-cell table:formula="of:=LOG10([.A5])" office:value-type="float" office:value="-1" calcext:value-type="float">
            <text:p>-1</text:p>
          </table:table-cell>
          <table:table-cell table:formula="of:=[.C$22] * [.C5] + [.C$23]" office:value-type="float" office:value="-0.1006" calcext:value-type="float">
            <text:p>-0.1006</text:p>
          </table:table-cell>
          <table:table-cell table:formula="of:=[.D5]-[.B5]" office:value-type="float" office:value="-0.1006" calcext:value-type="float">
            <text:p>-0.1006</text:p>
          </table:table-cell>
          <table:table-cell table:formula="of:=POWER(10; ([.B5]-[.C$23])/[.C$22])" office:value-type="float" office:value="0.0987823962517084" calcext:value-type="float">
            <text:p>0.0987823962517084</text:p>
          </table:table-cell>
          <table:table-cell table:style-name="ce3" table:formula="of:=[.F5]-[.A5]" office:value-type="float" office:value="-0.00121760374829163" calcext:value-type="float">
            <text:p>-0.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5m.F1]" office:value-type="float" office:value="-34.4428571428571" calcext:value-type="float">
            <text:p>-34.4428571428571</text:p>
          </table:table-cell>
          <table:table-cell table:formula="of:=LOG10([.A6])" office:value-type="float" office:value="0.698970004336019" calcext:value-type="float">
            <text:p>0.698970004336019</text:p>
          </table:table-cell>
          <table:table-cell table:formula="of:=[.C$22] * [.C6] + [.C$23]" office:value-type="float" office:value="-32.2250646359863" calcext:value-type="float">
            <text:p>-32.2250646359863</text:p>
          </table:table-cell>
          <table:table-cell table:formula="of:=[.D6]-[.B6]" office:value-type="float" office:value="2.21779250687083" calcext:value-type="float">
            <text:p>2.21779250687083</text:p>
          </table:table-cell>
          <table:table-cell table:formula="of:=POWER(10; ([.B6]-[.C$23])/[.C$22])" office:value-type="float" office:value="6.55032177128315" calcext:value-type="float">
            <text:p>6.55032177128315</text:p>
          </table:table-cell>
          <table:table-cell table:style-name="ce3" table:formula="of:=[.F6]-[.A6]" office:value-type="float" office:value="1.55032177128315" calcext:value-type="float">
            <text:p>1.5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10m.F1]" office:value-type="float" office:value="-39.5193370165746" calcext:value-type="float">
            <text:p>-39.5193370165746</text:p>
          </table:table-cell>
          <table:table-cell table:formula="of:=LOG10([.A7])" office:value-type="float" office:value="1" calcext:value-type="float">
            <text:p>1</text:p>
          </table:table-cell>
          <table:table-cell table:formula="of:=[.C$22] * [.C7] + [.C$23]" office:value-type="float" office:value="-37.917" calcext:value-type="float">
            <text:p>-37.917</text:p>
          </table:table-cell>
          <table:table-cell table:formula="of:=[.D7]-[.B7]" office:value-type="float" office:value="1.60233701657459" calcext:value-type="float">
            <text:p>1.60233701657459</text:p>
          </table:table-cell>
          <table:table-cell table:formula="of:=POWER(10; ([.B7]-[.C$23])/[.C$22])" office:value-type="float" office:value="12.1546643274738" calcext:value-type="float">
            <text:p>12.1546643274738</text:p>
          </table:table-cell>
          <table:table-cell table:style-name="ce3" table:formula="of:=[.F7]-[.A7]" office:value-type="float" office:value="2.15466432747379" calcext:value-type="float">
            <text:p>2.1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15m.F1]" office:value-type="float" office:value="-39.1185567010309" calcext:value-type="float">
            <text:p>-39.1185567010309</text:p>
          </table:table-cell>
          <table:table-cell table:formula="of:=LOG10([.A8])" office:value-type="float" office:value="1.17609125905568" calcext:value-type="float">
            <text:p>1.17609125905568</text:p>
          </table:table-cell>
          <table:table-cell table:formula="of:=[.C$22] * [.C8] + [.C$23]" office:value-type="float" office:value="-41.2465687444766" calcext:value-type="float">
            <text:p>-41.2465687444766</text:p>
          </table:table-cell>
          <table:table-cell table:formula="of:=[.D8]-[.B8]" office:value-type="float" office:value="-2.12801204344571" calcext:value-type="float">
            <text:p>-2.12801204344571</text:p>
          </table:table-cell>
          <table:table-cell table:formula="of:=POWER(10; ([.B8]-[.C$23])/[.C$22])" office:value-type="float" office:value="11.5756892079593" calcext:value-type="float">
            <text:p>11.5756892079593</text:p>
          </table:table-cell>
          <table:table-cell table:style-name="ce3" table:formula="of:=[.F8]-[.A8]" office:value-type="float" office:value="-3.42431079204073" calcext:value-type="float">
            <text:p>-3.4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20m.F1]" office:value-type="float" office:value="-41.1120689655172" calcext:value-type="float">
            <text:p>-41.1120689655172</text:p>
          </table:table-cell>
          <table:table-cell table:formula="of:=LOG10([.A9])" office:value-type="float" office:value="1.30102999566398" calcext:value-type="float">
            <text:p>1.30102999566398</text:p>
          </table:table-cell>
          <table:table-cell table:formula="of:=[.C$22] * [.C9] + [.C$23]" office:value-type="float" office:value="-43.6089353640137" calcext:value-type="float">
            <text:p>-43.6089353640137</text:p>
          </table:table-cell>
          <table:table-cell table:formula="of:=[.D9]-[.B9]" office:value-type="float" office:value="-2.49686639849645" calcext:value-type="float">
            <text:p>-2.49686639849645</text:p>
          </table:table-cell>
          <table:table-cell table:formula="of:=POWER(10; ([.B9]-[.C$23])/[.C$22])" office:value-type="float" office:value="14.756316270152" calcext:value-type="float">
            <text:p>14.756316270152</text:p>
          </table:table-cell>
          <table:table-cell table:style-name="ce3" table:formula="of:=[.F9]-[.A9]" office:value-type="float" office:value="-5.24368372984799" calcext:value-type="float">
            <text:p>-5.2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25m.F1]" office:value-type="float" office:value="-43.3333333333333" calcext:value-type="float">
            <text:p>-43.3333333333333</text:p>
          </table:table-cell>
          <table:table-cell table:formula="of:=LOG10([.A10])" office:value-type="float" office:value="1.39794000867204" calcext:value-type="float">
            <text:p>1.39794000867204</text:p>
          </table:table-cell>
          <table:table-cell table:formula="of:=[.C$22] * [.C10] + [.C$23]" office:value-type="float" office:value="-45.4413292719726" calcext:value-type="float">
            <text:p>-45.4413292719726</text:p>
          </table:table-cell>
          <table:table-cell table:formula="of:=[.D10]-[.B10]" office:value-type="float" office:value="-2.10799593863929" calcext:value-type="float">
            <text:p>-2.10799593863929</text:p>
          </table:table-cell>
          <table:table-cell table:formula="of:=POWER(10; ([.B10]-[.C$23])/[.C$22])" office:value-type="float" office:value="19.3398989919496" calcext:value-type="float">
            <text:p>19.3398989919496</text:p>
          </table:table-cell>
          <table:table-cell table:style-name="ce3" table:formula="of:=[.F10]-[.A10]" office:value-type="float" office:value="-5.66010100805044" calcext:value-type="float">
            <text:p>-5.66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30m.F1]" office:value-type="float" office:value="-45.5694444444444" calcext:value-type="float">
            <text:p>-45.5694444444444</text:p>
          </table:table-cell>
          <table:table-cell table:formula="of:=LOG10([.A11])" office:value-type="float" office:value="1.47712125471966" calcext:value-type="float">
            <text:p>1.47712125471966</text:p>
          </table:table-cell>
          <table:table-cell table:formula="of:=[.C$22] * [.C11] + [.C$23]" office:value-type="float" office:value="-46.9385041084903" calcext:value-type="float">
            <text:p>-46.9385041084903</text:p>
          </table:table-cell>
          <table:table-cell table:formula="of:=[.D11]-[.B11]" office:value-type="float" office:value="-1.36905966404588" calcext:value-type="float">
            <text:p>-1.36905966404588</text:p>
          </table:table-cell>
          <table:table-cell table:formula="of:=POWER(10; ([.B11]-[.C$23])/[.C$22])" office:value-type="float" office:value="25.3930957067053" calcext:value-type="float">
            <text:p>25.3930957067053</text:p>
          </table:table-cell>
          <table:table-cell table:style-name="ce3" table:formula="of:=[.F11]-[.A11]" office:value-type="float" office:value="-4.60690429329465" calcext:value-type="float">
            <text:p>-4.6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35m.F1]" office:value-type="float" office:value="-47.7133757961784" calcext:value-type="float">
            <text:p>-47.7133757961784</text:p>
          </table:table-cell>
          <table:table-cell table:formula="of:=LOG10([.A12])" office:value-type="float" office:value="1.54406804435028" calcext:value-type="float">
            <text:p>1.54406804435028</text:p>
          </table:table-cell>
          <table:table-cell table:formula="of:=[.C$22] * [.C12] + [.C$23]" office:value-type="float" office:value="-48.2043473961839" calcext:value-type="float">
            <text:p>-48.2043473961839</text:p>
          </table:table-cell>
          <table:table-cell table:formula="of:=[.D12]-[.B12]" office:value-type="float" office:value="-0.490971600005537" calcext:value-type="float">
            <text:p>-0.490971600005537</text:p>
          </table:table-cell>
          <table:table-cell table:formula="of:=POWER(10; ([.B12]-[.C$23])/[.C$22])" office:value-type="float" office:value="32.9687116944593" calcext:value-type="float">
            <text:p>32.9687116944593</text:p>
          </table:table-cell>
          <table:table-cell table:style-name="ce3" table:formula="of:=[.F12]-[.A12]" office:value-type="float" office:value="-2.03128830554067" calcext:value-type="float">
            <text:p>-2.0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40m.F1]" office:value-type="float" office:value="-49.1045751633987" calcext:value-type="float">
            <text:p>-49.1045751633987</text:p>
          </table:table-cell>
          <table:table-cell table:formula="of:=LOG10([.A13])" office:value-type="float" office:value="1.60205999132796" calcext:value-type="float">
            <text:p>1.60205999132796</text:p>
          </table:table-cell>
          <table:table-cell table:formula="of:=[.C$22] * [.C13] + [.C$23]" office:value-type="float" office:value="-49.3008707280274" calcext:value-type="float">
            <text:p>-49.3008707280274</text:p>
          </table:table-cell>
          <table:table-cell table:formula="of:=[.D13]-[.B13]" office:value-type="float" office:value="-0.196295564628691" calcext:value-type="float">
            <text:p>-0.196295564628691</text:p>
          </table:table-cell>
          <table:table-cell table:formula="of:=POWER(10; ([.B13]-[.C$23])/[.C$22])" office:value-type="float" office:value="39.0551658823993" calcext:value-type="float">
            <text:p>39.0551658823993</text:p>
          </table:table-cell>
          <table:table-cell table:style-name="ce3" table:formula="of:=[.F13]-[.A13]" office:value-type="float" office:value="-0.944834117600699" calcext:value-type="float">
            <text:p>-0.9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45m.F1]" office:value-type="float" office:value="-51.8662420382166" calcext:value-type="float">
            <text:p>-51.8662420382166</text:p>
          </table:table-cell>
          <table:table-cell table:formula="of:=LOG10([.A14])" office:value-type="float" office:value="1.65321251377534" calcext:value-type="float">
            <text:p>1.65321251377534</text:p>
          </table:table-cell>
          <table:table-cell table:formula="of:=[.C$22] * [.C14] + [.C$23]" office:value-type="float" office:value="-50.268072852967" calcext:value-type="float">
            <text:p>-50.268072852967</text:p>
          </table:table-cell>
          <table:table-cell table:formula="of:=[.D14]-[.B14]" office:value-type="float" office:value="1.59816918524961" calcext:value-type="float">
            <text:p>1.59816918524961</text:p>
          </table:table-cell>
          <table:table-cell table:formula="of:=POWER(10; ([.B14]-[.C$23])/[.C$22])" office:value-type="float" office:value="54.6682357722294" calcext:value-type="float">
            <text:p>54.6682357722294</text:p>
          </table:table-cell>
          <table:table-cell table:style-name="ce3" table:formula="of:=[.F14]-[.A14]" office:value-type="float" office:value="9.66823577222938" calcext:value-type="float">
            <text:p>9.66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50m.F1]" office:value-type="float" office:value="-54.6038961038961" calcext:value-type="float">
            <text:p>-54.6038961038961</text:p>
          </table:table-cell>
          <table:table-cell table:formula="of:=LOG10([.A15])" office:value-type="float" office:value="1.69897000433602" calcext:value-type="float">
            <text:p>1.69897000433602</text:p>
          </table:table-cell>
          <table:table-cell table:formula="of:=[.C$22] * [.C15] + [.C$23]" office:value-type="float" office:value="-51.1332646359863" calcext:value-type="float">
            <text:p>-51.1332646359863</text:p>
          </table:table-cell>
          <table:table-cell table:formula="of:=[.D15]-[.B15]" office:value-type="float" office:value="3.47063146790979" calcext:value-type="float">
            <text:p>3.47063146790979</text:p>
          </table:table-cell>
          <table:table-cell table:formula="of:=POWER(10; ([.B15]-[.C$23])/[.C$22])" office:value-type="float" office:value="76.2994948675173" calcext:value-type="float">
            <text:p>76.2994948675173</text:p>
          </table:table-cell>
          <table:table-cell table:style-name="ce3" table:formula="of:=[.F15]-[.A15]" office:value-type="float" office:value="26.2994948675173" calcext:value-type="float">
            <text:p>26.29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SSI = -18.9082 log(distance) – 19.0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SSI = -20a log(d) + 20a log(d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94541" calcext:value-type="float">
            <text:p>0.945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0.09878" calcext:value-type="float">
            <text:p>0.098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8.9082" calcext:value-type="float">
            <text:p>-18.90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nd</text:p>
          </table:table-cell>
          <table:table-cell office:value-type="float" office:value="-19.0088" calcext:value-type="float">
            <text:p>-19.0088</text:p>
          </table:table-cell>
          <table:table-cell table:number-columns-repeated="5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1" office:value-type="string" calcext:value-type="string">
            <text:p>distance [m]</text:p>
          </table:table-cell>
          <table:table-cell table:style-name="ce1" office:value-type="string" calcext:value-type="string">
            <text:p>log(distance)</text:p>
          </table:table-cell>
          <table:table-cell table:style-name="ce1" office:value-type="string" calcext:value-type="string">
            <text:p>Median RSSI [dbm]</text:p>
          </table:table-cell>
          <table:table-cell table:style-name="ce1" office:value-type="string" calcext:value-type="string">
            <text:p>estimated average RSSI [dbm]</text:p>
          </table:table-cell>
          <table:table-cell table:style-name="ce1" office:value-type="string" calcext:value-type="string">
            <text:p>average RSSI error [dbm]</text:p>
          </table:table-cell>
          <table:table-cell table:style-name="ce2" office:value-type="string" calcext:value-type="string">
            <text:p>estimated distance [m]</text:p>
          </table:table-cell>
          <table:table-cell table:style-name="ce1" office:value-type="string" calcext:value-type="string">
            <text:p>distance error [m]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OG10([.A45])" office:value-type="float" office:value="-1" calcext:value-type="float">
            <text:p>-1</text:p>
          </table:table-cell>
          <table:table-cell table:formula="of:=[10cm.F2]" office:value-type="float" office:value="0" calcext:value-type="float">
            <text:p>0</text:p>
          </table:table-cell>
          <table:table-cell table:formula="of:=[.C$61] * [.B45] + [.C$62]" office:value-type="float" office:value="-0.107199999999999" calcext:value-type="float">
            <text:p>-0.107199999999999</text:p>
          </table:table-cell>
          <table:table-cell table:formula="of:=[.D45]-[.C45]" office:value-type="float" office:value="-0.107199999999999" calcext:value-type="float">
            <text:p>-0.107199999999999</text:p>
          </table:table-cell>
          <table:table-cell table:formula="of:=POWER(10; ([.C45]-[.C$62])/[.C$61])" office:value-type="float" office:value="0.0987017105271736" calcext:value-type="float">
            <text:p>0.0987017105271736</text:p>
          </table:table-cell>
          <table:table-cell table:style-name="ce3" table:formula="of:=[.F45]-[.A45]" office:value-type="float" office:value="-0.00129828947282644" calcext:value-type="float">
            <text:p>-0.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A46])" office:value-type="float" office:value="0.698970004336019" calcext:value-type="float">
            <text:p>0.698970004336019</text:p>
          </table:table-cell>
          <table:table-cell table:formula="of:=[5m.F2]" office:value-type="float" office:value="-35" calcext:value-type="float">
            <text:p>-35</text:p>
          </table:table-cell>
          <table:table-cell table:formula="of:=[.C$61] * [.B46] + [.C$62]" office:value-type="float" office:value="-32.1987046179022" calcext:value-type="float">
            <text:p>-32.1987046179022</text:p>
          </table:table-cell>
          <table:table-cell table:formula="of:=[.D46]-[.C46]" office:value-type="float" office:value="2.80129538209781" calcext:value-type="float">
            <text:p>2.80129538209781</text:p>
          </table:table-cell>
          <table:table-cell table:formula="of:=POWER(10; ([.C46]-[.C$62])/[.C$61])" office:value-type="float" office:value="7.03516966123663" calcext:value-type="float">
            <text:p>7.03516966123663</text:p>
          </table:table-cell>
          <table:table-cell table:style-name="ce3" table:formula="of:=[.F46]-[.A46]" office:value-type="float" office:value="2.03516966123663" calcext:value-type="float">
            <text:p>2.0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10([.A47])" office:value-type="float" office:value="1" calcext:value-type="float">
            <text:p>1</text:p>
          </table:table-cell>
          <table:table-cell table:formula="of:=[10m.F2]" office:value-type="float" office:value="-39" calcext:value-type="float">
            <text:p>-39</text:p>
          </table:table-cell>
          <table:table-cell table:formula="of:=[.C$61] * [.B47] + [.C$62]" office:value-type="float" office:value="-37.8848" calcext:value-type="float">
            <text:p>-37.8848</text:p>
          </table:table-cell>
          <table:table-cell table:formula="of:=[.D47]-[.C47]" office:value-type="float" office:value="1.1152" calcext:value-type="float">
            <text:p>1.1152</text:p>
          </table:table-cell>
          <table:table-cell table:formula="of:=POWER(10; ([.C47]-[.C$62])/[.C$61])" office:value-type="float" office:value="11.4561918484626" calcext:value-type="float">
            <text:p>11.4561918484626</text:p>
          </table:table-cell>
          <table:table-cell table:style-name="ce3" table:formula="of:=[.F47]-[.A47]" office:value-type="float" office:value="1.45619184846264" calcext:value-type="float">
            <text:p>1.4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10([.A48])" office:value-type="float" office:value="1.17609125905568" calcext:value-type="float">
            <text:p>1.17609125905568</text:p>
          </table:table-cell>
          <table:table-cell table:formula="of:=[15m.F2]" office:value-type="float" office:value="-39" calcext:value-type="float">
            <text:p>-39</text:p>
          </table:table-cell>
          <table:table-cell table:formula="of:=[.C$61] * [.B48] + [.C$62]" office:value-type="float" office:value="-41.210952574051" calcext:value-type="float">
            <text:p>-41.210952574051</text:p>
          </table:table-cell>
          <table:table-cell table:formula="of:=[.D48]-[.C48]" office:value-type="float" office:value="-2.21095257405095" calcext:value-type="float">
            <text:p>-2.21095257405095</text:p>
          </table:table-cell>
          <table:table-cell table:formula="of:=POWER(10; ([.C48]-[.C$62])/[.C$61])" office:value-type="float" office:value="11.4561918484626" calcext:value-type="float">
            <text:p>11.4561918484626</text:p>
          </table:table-cell>
          <table:table-cell table:style-name="ce3" table:formula="of:=[.F48]-[.A48]" office:value-type="float" office:value="-3.54380815153736" calcext:value-type="float">
            <text:p>-3.5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10([.A49])" office:value-type="float" office:value="1.30102999566398" calcext:value-type="float">
            <text:p>1.30102999566398</text:p>
          </table:table-cell>
          <table:table-cell table:formula="of:=[20m.F2]" office:value-type="float" office:value="-41" calcext:value-type="float">
            <text:p>-41</text:p>
          </table:table-cell>
          <table:table-cell table:formula="of:=[.C$61] * [.B49] + [.C$62]" office:value-type="float" office:value="-43.5708953820978" calcext:value-type="float">
            <text:p>-43.5708953820978</text:p>
          </table:table-cell>
          <table:table-cell table:formula="of:=[.D49]-[.C49]" office:value-type="float" office:value="-2.5708953820978" calcext:value-type="float">
            <text:p>-2.5708953820978</text:p>
          </table:table-cell>
          <table:table-cell table:formula="of:=POWER(10; ([.C49]-[.C$62])/[.C$61])" office:value-type="float" office:value="14.6191838921699" calcext:value-type="float">
            <text:p>14.6191838921699</text:p>
          </table:table-cell>
          <table:table-cell table:style-name="ce3" table:formula="of:=[.F49]-[.A49]" office:value-type="float" office:value="-5.38081610783014" calcext:value-type="float">
            <text:p>-5.3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10([.A50])" office:value-type="float" office:value="1.39794000867204" calcext:value-type="float">
            <text:p>1.39794000867204</text:p>
          </table:table-cell>
          <table:table-cell table:formula="of:=[25m.F2]" office:value-type="float" office:value="-43" calcext:value-type="float">
            <text:p>-43</text:p>
          </table:table-cell>
          <table:table-cell table:formula="of:=[.C$61] * [.B50] + [.C$62]" office:value-type="float" office:value="-45.4014092358044" calcext:value-type="float">
            <text:p>-45.4014092358044</text:p>
          </table:table-cell>
          <table:table-cell table:formula="of:=[.D50]-[.C50]" office:value-type="float" office:value="-2.40140923580438" calcext:value-type="float">
            <text:p>-2.40140923580438</text:p>
          </table:table-cell>
          <table:table-cell table:formula="of:=POWER(10; ([.C50]-[.C$62])/[.C$61])" office:value-type="float" office:value="18.655460776153" calcext:value-type="float">
            <text:p>18.655460776153</text:p>
          </table:table-cell>
          <table:table-cell table:style-name="ce3" table:formula="of:=[.F50]-[.A50]" office:value-type="float" office:value="-6.34453922384698" calcext:value-type="float">
            <text:p>-6.3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10([.A51])" office:value-type="float" office:value="1.47712125471966" calcext:value-type="float">
            <text:p>1.47712125471966</text:p>
          </table:table-cell>
          <table:table-cell table:formula="of:=[30m.F2]" office:value-type="float" office:value="-45" calcext:value-type="float">
            <text:p>-45</text:p>
          </table:table-cell>
          <table:table-cell table:formula="of:=[.C$61] * [.B51] + [.C$62]" office:value-type="float" office:value="-46.8970479561488" calcext:value-type="float">
            <text:p>-46.8970479561488</text:p>
          </table:table-cell>
          <table:table-cell table:formula="of:=[.D51]-[.C51]" office:value-type="float" office:value="-1.89704795614875" calcext:value-type="float">
            <text:p>-1.89704795614875</text:p>
          </table:table-cell>
          <table:table-cell table:formula="of:=POWER(10; ([.C51]-[.C$62])/[.C$61])" office:value-type="float" office:value="23.8061316785945" calcext:value-type="float">
            <text:p>23.8061316785945</text:p>
          </table:table-cell>
          <table:table-cell table:style-name="ce3" table:formula="of:=[.F51]-[.A51]" office:value-type="float" office:value="-6.19386832140546" calcext:value-type="float">
            <text:p>-6.1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10([.A52])" office:value-type="float" office:value="1.54406804435028" calcext:value-type="float">
            <text:p>1.54406804435028</text:p>
          </table:table-cell>
          <table:table-cell table:formula="of:=[35m.F2]" office:value-type="float" office:value="-48" calcext:value-type="float">
            <text:p>-48</text:p>
          </table:table-cell>
          <table:table-cell table:formula="of:=[.C$61] * [.B52] + [.C$62]" office:value-type="float" office:value="-48.1615924761235" calcext:value-type="float">
            <text:p>-48.1615924761235</text:p>
          </table:table-cell>
          <table:table-cell table:formula="of:=[.D52]-[.C52]" office:value-type="float" office:value="-0.161592476123488" calcext:value-type="float">
            <text:p>-0.161592476123488</text:p>
          </table:table-cell>
          <table:table-cell table:formula="of:=POWER(10; ([.C52]-[.C$62])/[.C$61])" office:value-type="float" office:value="34.3172997620178" calcext:value-type="float">
            <text:p>34.3172997620178</text:p>
          </table:table-cell>
          <table:table-cell table:style-name="ce3" table:formula="of:=[.F52]-[.A52]" office:value-type="float" office:value="-0.682700237982246" calcext:value-type="float">
            <text:p>-0.68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10([.A53])" office:value-type="float" office:value="1.60205999132796" calcext:value-type="float">
            <text:p>1.60205999132796</text:p>
          </table:table-cell>
          <table:table-cell table:formula="of:=[40m.F2]" office:value-type="float" office:value="-49" calcext:value-type="float">
            <text:p>-49</text:p>
          </table:table-cell>
          <table:table-cell table:formula="of:=[.C$61] * [.B53] + [.C$62]" office:value-type="float" office:value="-49.2569907641956" calcext:value-type="float">
            <text:p>-49.2569907641956</text:p>
          </table:table-cell>
          <table:table-cell table:formula="of:=[.D53]-[.C53]" office:value-type="float" office:value="-0.256990764195621" calcext:value-type="float">
            <text:p>-0.256990764195621</text:p>
          </table:table-cell>
          <table:table-cell table:formula="of:=POWER(10; ([.C53]-[.C$62])/[.C$61])" office:value-type="float" office:value="38.766316210177" calcext:value-type="float">
            <text:p>38.766316210177</text:p>
          </table:table-cell>
          <table:table-cell table:style-name="ce3" table:formula="of:=[.F53]-[.A53]" office:value-type="float" office:value="-1.23368378982303" calcext:value-type="float">
            <text:p>-1.2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10([.A54])" office:value-type="float" office:value="1.65321251377534" calcext:value-type="float">
            <text:p>1.65321251377534</text:p>
          </table:table-cell>
          <table:table-cell table:formula="of:=[45m.F2]" office:value-type="float" office:value="-52" calcext:value-type="float">
            <text:p>-52</text:p>
          </table:table-cell>
          <table:table-cell table:formula="of:=[.C$61] * [.B54] + [.C$62]" office:value-type="float" office:value="-50.2232005301997" calcext:value-type="float">
            <text:p>-50.2232005301997</text:p>
          </table:table-cell>
          <table:table-cell table:formula="of:=[.D54]-[.C54]" office:value-type="float" office:value="1.77679946980029" calcext:value-type="float">
            <text:p>1.77679946980029</text:p>
          </table:table-cell>
          <table:table-cell table:formula="of:=POWER(10; ([.C54]-[.C$62])/[.C$61])" office:value-type="float" office:value="55.8828839567417" calcext:value-type="float">
            <text:p>55.8828839567417</text:p>
          </table:table-cell>
          <table:table-cell table:style-name="ce3" table:formula="of:=[.F54]-[.A54]" office:value-type="float" office:value="10.8828839567417" calcext:value-type="float">
            <text:p>10.8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10([.A55])" office:value-type="float" office:value="1.69897000433602" calcext:value-type="float">
            <text:p>1.69897000433602</text:p>
          </table:table-cell>
          <table:table-cell table:formula="of:=[50m.F2]" office:value-type="float" office:value="-55" calcext:value-type="float">
            <text:p>-55</text:p>
          </table:table-cell>
          <table:table-cell table:formula="of:=[.C$61] * [.B55] + [.C$62]" office:value-type="float" office:value="-51.0875046179022" calcext:value-type="float">
            <text:p>-51.0875046179022</text:p>
          </table:table-cell>
          <table:table-cell table:formula="of:=[.D55]-[.C55]" office:value-type="float" office:value="3.91249538209782" calcext:value-type="float">
            <text:p>3.91249538209782</text:p>
          </table:table-cell>
          <table:table-cell table:formula="of:=POWER(10; ([.C55]-[.C$62])/[.C$61])" office:value-type="float" office:value="80.5569634832322" calcext:value-type="float">
            <text:p>80.5569634832322</text:p>
          </table:table-cell>
          <table:table-cell table:style-name="ce3" table:formula="of:=[.F55]-[.A55]" office:value-type="float" office:value="30.5569634832322" calcext:value-type="float">
            <text:p>30.557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>
            <draw:frame draw:z-index="1" draw:style-name="gr1" draw:text-style-name="P1" svg:width="6.3in" svg:height="3.5382in" svg:x="1.3925in" svg:y="0.0008in">
              <draw:object draw:notify-on-update-of-ranges="Sheet1.B45:Sheet1.B55 Sheet1.C44:Sheet1.C44 Sheet1.C45:Sheet1.C5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8.8888" calcext:value-type="float">
            <text:p>-18.88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nd</text:p>
          </table:table-cell>
          <table:table-cell office:value-type="float" office:value="-18.996" calcext:value-type="float">
            <text:p>-18.996</text:p>
          </table:table-cell>
          <table:table-cell table:number-columns-repeated="5"/>
        </table:table-row>
      </table:table>
      <table:table table:name="10cm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68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7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s1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s5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5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53s3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4.4428571428571" calcext:value-type="float">
            <text:p>-34.4428571428571</text:p>
          </table:table-cell>
        </table:table-row>
        <table:table-row table:style-name="ro1">
          <table:table-cell office:value-type="string" calcext:value-type="string">
            <text:p>53s7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54s1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5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9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3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7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1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5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9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3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7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1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5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9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3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7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1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5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9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3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7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1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5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9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3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1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5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9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3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7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1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5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9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3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7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1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5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9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3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7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1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5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9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3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7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1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5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9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3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7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1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5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9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3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7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1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5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9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3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7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1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5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9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3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7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1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5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9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3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7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1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5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9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3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7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1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5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9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3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7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1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5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3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7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1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5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9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3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7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1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5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9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3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7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1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5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9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3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7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1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5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9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3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7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1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5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9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3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7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0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4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8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2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6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0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4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8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2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6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0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4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8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2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6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0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4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8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2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6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0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4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8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2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6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0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4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8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</table:table>
      <table:table table:name="1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9s9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9.5193370165746" calcext:value-type="float">
            <text:p>-39.5193370165746</text:p>
          </table:table-cell>
        </table:table-row>
        <table:table-row table:style-name="ro1">
          <table:table-cell office:value-type="string" calcext:value-type="string">
            <text:p>20s3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s7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1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5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9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3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7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1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5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9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2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6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0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4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8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2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6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0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4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8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2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6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0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4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8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2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6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0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4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8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2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6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0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4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8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2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6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4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8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2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6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0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4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8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2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6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0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4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8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2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6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0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4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8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2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6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0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4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8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2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6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0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4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8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2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0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4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8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2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6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0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4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8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2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6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</table:table>
      <table:table table:name="1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6s8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9.1185567010309" calcext:value-type="float">
            <text:p>-39.1185567010309</text:p>
          </table:table-cell>
        </table:table-row>
        <table:table-row table:style-name="ro1">
          <table:table-cell office:value-type="string" calcext:value-type="string">
            <text:p>17s2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17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2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6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0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4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8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2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5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9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3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7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1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5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9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3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1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5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9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3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7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1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5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9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3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7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1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5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9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3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7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1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5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9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3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7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1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5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9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3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7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1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5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9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7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1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5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9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3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7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1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5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9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3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7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1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5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9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3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7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1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5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9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3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7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1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5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9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3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7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1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5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9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3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7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1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5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9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</table:table>
      <table:table table:name="2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5s4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1.1120689655172" calcext:value-type="float">
            <text:p>-41.1120689655172</text:p>
          </table:table-cell>
        </table:table-row>
        <table:table-row table:style-name="ro1">
          <table:table-cell office:value-type="string" calcext:value-type="string">
            <text:p>5s8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6s2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6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0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4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8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2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6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0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4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8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2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6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4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</table:table>
      <table:table table:name="2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3.3333333333333" calcext:value-type="float">
            <text:p>-43.3333333333333</text:p>
          </table:table-cell>
        </table:table-row>
        <table:table-row table:style-name="ro1">
          <table:table-cell office:value-type="string" calcext:value-type="string">
            <text:p>4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5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9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7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1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5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9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3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7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1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5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9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3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7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1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</table:table>
      <table:table table:name="3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0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5.5694444444444" calcext:value-type="float">
            <text:p>-45.5694444444444</text:p>
          </table:table-cell>
        </table:table-row>
        <table:table-row table:style-name="ro1">
          <table:table-cell office:value-type="string" calcext:value-type="string">
            <text:p>4s4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4s8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</table:table>
      <table:table table:name="3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7.7133757961784" calcext:value-type="float">
            <text:p>-47.7133757961784</text:p>
          </table:table-cell>
        </table:table-row>
        <table:table-row table:style-name="ro1">
          <table:table-cell office:value-type="string" calcext:value-type="string">
            <text:p>5s1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5s5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9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3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7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1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5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9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3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7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1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5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9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3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7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1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5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9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3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7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1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5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9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3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7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1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5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9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3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7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1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5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9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3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7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1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5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9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3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7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1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5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9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3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7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1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5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9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3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8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2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6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0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4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8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2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6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0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4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8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2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6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0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4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8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2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6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0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4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8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2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6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0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4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8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2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6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4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8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2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6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0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4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8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2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6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0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4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8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2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6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0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4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8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2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6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0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4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8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2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6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0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4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8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2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0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4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8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2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6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0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4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8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2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6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0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</table:table>
      <table:table table:name="40m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AVERAGE([.$C$1:.$C$400])" office:value-type="float" office:value="-49.1045751633987" calcext:value-type="float">
            <text:p>-49.1045751633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formula="of:=MEDIAN([.$C$1:.$C$400])" office:value-type="float" office:value="-49" calcext:value-type="float">
            <text:p>-49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3s7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1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5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9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3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7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1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5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3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7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1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5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9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3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7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1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5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9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3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7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1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5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9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3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7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1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5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9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3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7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1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5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9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3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7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1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4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8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2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6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0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4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8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2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6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0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4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8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2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6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0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4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8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2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6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4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8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2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6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0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4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8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2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6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0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4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8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2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6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0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4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</table:table>
      <table:table table:name="4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s6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51.8662420382166" calcext:value-type="float">
            <text:p>-51.8662420382166</text:p>
          </table:table-cell>
        </table:table-row>
        <table:table-row table:style-name="ro1">
          <table:table-cell office:value-type="string" calcext:value-type="string">
            <text:p>4s0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4s4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8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9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3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7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1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5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9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3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7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1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5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9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3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7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1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5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9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3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7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1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5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9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</table:table>
      <table:table table:name="5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54.6038961038961" calcext:value-type="float">
            <text:p>-54.6038961038961</text:p>
          </table:table-cell>
        </table:table-row>
        <table:table-row table:style-name="ro1">
          <table:table-cell office:value-type="string" calcext:value-type="string">
            <text:p>4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4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5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9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7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1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8" number:min-decimal-places="18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3">
      <number:number number:decimal-places="20" number:min-decimal-places="20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38:38.190257103</meta:creation-date>
    <dc:date>2024-08-22T10:37:48.653518844</dc:date>
    <meta:editing-duration>PT59M7S</meta:editing-duration>
    <meta:editing-cycles>7</meta:editing-cycles>
    <meta:generator>LibreOffice/7.4.7.2$Linux_X86_64 LibreOffice_project/40$Build-2</meta:generator>
    <meta:document-statistic meta:table-count="12" meta:cell-count="51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5.126cm" svg:y="0.315cm" chart:style-name="ch2">
          <text:p>Experiment #01-1 (Average)</text:p>
        </chart:title>
        <chart:legend chart:legend-position="end" svg:x="10.24cm" svg:y="3.946cm" style:legend-expansion="high" chart:style-name="ch3"/>
        <chart:plot-area chart:style-name="ch4" table:cell-range-address="Sheet1.A4:Sheet1.B4 Sheet1.B5:Sheet1.C15" chart:data-source-has-labels="row" svg:x="0.32cm" svg:y="1.273cm" svg:width="9.6cm" svg:height="7.536cm">
          <chart:coordinate-region svg:x="0.611cm" svg:y="1.472cm" svg:width="9.215cm" svg:height="7.1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scatter">
            <chart:domain table:cell-range-address="Sheet1.C5:Sheet1.C15"/>
            <chart:regression-curve chart:style-name="ch8">
              <chart:equation chart:display-equation="true" chart:display-r-square="false" svg:x="4.834cm" svg:y="2.88cm"/>
            </chart:regression-curve>
            <chart:data-point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RSSI [dbm]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C5:Sheet1.C15</svg:desc>
                </draw:g>
              </table:table-cell>
              <table:table-cell office:value-type="float" office:value="0">
                <text:p>0</text:p>
                <draw:g>
                  <svg:desc>Sheet1.B5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-34.4428571428571">
                <text:p>-34.4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9.5193370165746">
                <text:p>-39.5193370165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-39.1185567010309">
                <text:p>-39.1185567010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41.1120689655172">
                <text:p>-41.112068965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-43.3333333333333">
                <text:p>-43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-45.5694444444444">
                <text:p>-45.569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-47.7133757961784">
                <text:p>-47.713375796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-49.1045751633987">
                <text:p>-49.1045751633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-51.8662420382166">
                <text:p>-51.8662420382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54.6038961038961">
                <text:p>-54.6038961038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5.232cm" svg:y="0.315cm" chart:style-name="ch2">
          <text:p>Experiment #01-1 (Median)</text:p>
        </chart:title>
        <chart:legend chart:legend-position="end" svg:x="10.399cm" svg:y="3.946cm" style:legend-expansion="high" chart:style-name="ch3"/>
        <chart:plot-area chart:style-name="ch4" table:cell-range-address="Sheet1.B45:Sheet1.C55 Sheet1.C44:Sheet1.C44" chart:data-source-has-labels="row" svg:x="0.32cm" svg:y="1.273cm" svg:width="9.759cm" svg:height="7.536cm">
          <chart:coordinate-region svg:x="0.611cm" svg:y="1.472cm" svg:width="9.374cm" svg:height="7.1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45:Sheet1.C55" chart:label-cell-address="Sheet1.C44:Sheet1.C44" chart:class="chart:scatter">
            <chart:domain table:cell-range-address="Sheet1.B45:Sheet1.B55"/>
            <chart:regression-curve chart:style-name="ch8">
              <chart:equation chart:display-equation="true" chart:display-r-square="false" svg:x="4.834cm" svg:y="2.88cm"/>
            </chart:regression-curve>
            <chart:data-point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dian RSSI [dbm]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45:Sheet1.B55</svg:desc>
                </draw:g>
              </table:table-cell>
              <table:table-cell office:value-type="float" office:value="0">
                <text:p>0</text:p>
                <draw:g>
                  <svg:desc>Sheet1.C45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